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2D000000EE9FCA01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Fußzeile">
      <style:paragraph-properties fo:margin-left="-0.501cm" fo:margin-right="0cm" fo:text-indent="0cm" style:auto-text-indent="false">
        <style:tab-stops>
          <style:tab-stop style:position="6.502cm"/>
          <style:tab-stop style:position="8.003cm"/>
          <style:tab-stop style:position="19.503cm" style:type="right"/>
        </style:tab-stops>
      </style:paragraph-properties>
    </style:style>
    <style:style style:name="P2" style:family="paragraph" style:parent-style-name="Fußzeile">
      <style:paragraph-properties fo:margin-left="-0.501cm" fo:margin-right="0cm" fo:text-indent="0cm" style:auto-text-indent="false">
        <style:tab-stops>
          <style:tab-stop style:position="6.502cm"/>
          <style:tab-stop style:position="8.003cm"/>
          <style:tab-stop style:position="19.503cm" style:type="right"/>
        </style:tab-stops>
      </style:paragraph-properties>
      <style:text-properties fo:color="#0070c0" fo:language="de" fo:country="CH"/>
    </style:style>
    <style:style style:name="P3" style:family="paragraph" style:parent-style-name="Standard">
      <style:paragraph-properties fo:margin-top="0cm" fo:margin-bottom="0.106cm">
        <style:tab-stops>
          <style:tab-stop style:position="1.905cm"/>
          <style:tab-stop style:position="6.35cm"/>
          <style:tab-stop style:position="8.255cm"/>
          <style:tab-stop style:position="12.7cm"/>
          <style:tab-stop style:position="14.605cm"/>
          <style:tab-stop style:position="17.78cm"/>
        </style:tab-stops>
      </style:paragraph-properties>
    </style:style>
    <style:style style:name="P4" style:family="paragraph" style:parent-style-name="Standard">
      <style:paragraph-properties fo:margin-top="0cm" fo:margin-bottom="0.106cm" fo:line-height="100%">
        <style:tab-stops>
          <style:tab-stop style:position="6.35cm"/>
          <style:tab-stop style:position="12.7cm"/>
          <style:tab-stop style:position="15.24cm"/>
        </style:tab-stops>
      </style:paragraph-properties>
    </style:style>
    <style:style style:name="P5" style:family="paragraph" style:parent-style-name="Standard">
      <style:paragraph-properties fo:margin-top="0cm" fo:margin-bottom="0.212cm" fo:line-height="100%"/>
    </style:style>
    <style:style style:name="P6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4.128cm"/>
          <style:tab-stop style:position="6.35cm"/>
          <style:tab-stop style:position="8.255cm"/>
          <style:tab-stop style:position="12.7cm"/>
          <style:tab-stop style:position="15.558cm"/>
        </style:tab-stops>
      </style:paragraph-properties>
    </style:style>
    <style:style style:name="P7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4.128cm"/>
          <style:tab-stop style:position="6.35cm"/>
          <style:tab-stop style:position="8.255cm"/>
          <style:tab-stop style:position="12.7cm"/>
          <style:tab-stop style:position="14.605cm"/>
          <style:tab-stop style:position="15.558cm"/>
        </style:tab-stops>
      </style:paragraph-properties>
    </style:style>
    <style:style style:name="P8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4.128cm"/>
          <style:tab-stop style:position="6.35cm"/>
          <style:tab-stop style:position="8.255cm"/>
          <style:tab-stop style:position="12.7cm"/>
          <style:tab-stop style:position="14.605cm"/>
          <style:tab-stop style:position="17.78cm"/>
        </style:tab-stops>
      </style:paragraph-properties>
    </style:style>
    <style:style style:name="P9" style:family="paragraph" style:parent-style-name="Standard">
      <style:paragraph-properties fo:margin-top="0cm" fo:margin-bottom="0.212cm" fo:line-height="100%">
        <style:tab-stops>
          <style:tab-stop style:position="4.501cm"/>
        </style:tab-stops>
      </style:paragraph-properties>
    </style:style>
    <style:style style:name="P10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4.501cm"/>
          <style:tab-stop style:position="12.7cm"/>
          <style:tab-stop style:position="14.605cm"/>
          <style:tab-stop style:position="17.78cm"/>
        </style:tab-stops>
      </style:paragraph-properties>
    </style:style>
    <style:style style:name="P11" style:family="paragraph" style:parent-style-name="Standard">
      <style:paragraph-properties fo:margin-top="0cm" fo:margin-bottom="0.212cm" fo:line-height="100%">
        <style:tab-stops>
          <style:tab-stop style:position="14.605cm"/>
          <style:tab-stop style:position="15.24cm"/>
        </style:tab-stops>
      </style:paragraph-properties>
    </style:style>
    <style:style style:name="P12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4.128cm"/>
          <style:tab-stop style:position="6.35cm"/>
          <style:tab-stop style:position="8.255cm"/>
          <style:tab-stop style:position="12.7cm"/>
          <style:tab-stop style:position="14.605cm"/>
          <style:tab-stop style:position="17.78cm"/>
        </style:tab-stops>
      </style:paragraph-properties>
      <style:text-properties fo:color="#0070c0" fo:font-size="10pt" fo:language="de" fo:country="CH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fo:line-height="100%" fo:text-indent="0.191cm" style:auto-text-indent="false">
        <style:tab-stops>
          <style:tab-stop style:position="5.08cm"/>
          <style:tab-stop style:position="10.16cm"/>
          <style:tab-stop style:position="15.24cm"/>
        </style:tab-stops>
      </style:paragraph-properties>
    </style:style>
    <style:style style:name="P14" style:family="paragraph" style:parent-style-name="Standard">
      <style:paragraph-properties fo:margin-left="0cm" fo:margin-right="0cm" fo:margin-top="0cm" fo:margin-bottom="0cm" fo:line-height="100%" fo:text-indent="0.191cm" style:auto-text-indent="false">
        <style:tab-stops>
          <style:tab-stop style:position="6.35cm"/>
          <style:tab-stop style:position="12.7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cm" fo:line-height="100%" fo:text-indent="0.191cm" style:auto-text-indent="false">
        <style:tab-stops>
          <style:tab-stop style:position="6.35cm"/>
          <style:tab-stop style:position="12.7cm"/>
          <style:tab-stop style:position="15.24cm"/>
        </style:tab-stops>
      </style:paragraph-properties>
    </style:style>
    <style:style style:name="P16" style:family="paragraph" style:parent-style-name="Standard">
      <style:paragraph-properties fo:margin-left="0cm" fo:margin-right="0cm" fo:margin-top="0cm" fo:margin-bottom="0cm" fo:line-height="100%" fo:text-indent="0.185cm" style:auto-text-indent="false">
        <style:tab-stops>
          <style:tab-stop style:position="6.35cm"/>
          <style:tab-stop style:position="12.7cm"/>
          <style:tab-stop style:position="15.24cm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cm" fo:line-height="100%" fo:text-indent="0.185cm" style:auto-text-indent="false">
        <style:tab-stops>
          <style:tab-stop style:position="5.08cm"/>
          <style:tab-stop style:position="7.62cm"/>
          <style:tab-stop style:position="14.605cm"/>
          <style:tab-stop style:position="15.24cm"/>
        </style:tab-stops>
      </style:paragraph-properties>
    </style:style>
    <style:style style:name="P18" style:family="paragraph" style:parent-style-name="Standard">
      <style:paragraph-properties fo:margin-left="0cm" fo:margin-right="0cm" fo:margin-top="0cm" fo:margin-bottom="0cm" fo:line-height="100%" fo:text-indent="0.185cm" style:auto-text-indent="false">
        <style:tab-stops>
          <style:tab-stop style:position="5.08cm"/>
          <style:tab-stop style:position="7.62cm"/>
          <style:tab-stop style:position="10.001cm"/>
          <style:tab-stop style:position="14.605cm"/>
          <style:tab-stop style:position="15.24cm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cm" fo:line-height="100%" fo:text-indent="0.185cm" style:auto-text-indent="false">
        <style:tab-stops>
          <style:tab-stop style:position="6.35cm"/>
          <style:tab-stop style:position="12.7cm"/>
          <style:tab-stop style:position="15.24cm"/>
        </style:tab-stops>
      </style:paragraph-properties>
      <style:text-properties fo:color="#0070c0" fo:font-size="10pt" fo:language="de" fo:country="CH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indent="0.185cm" style:auto-text-indent="false">
        <style:tab-stops>
          <style:tab-stop style:position="5.08cm"/>
          <style:tab-stop style:position="7.62cm"/>
          <style:tab-stop style:position="14.605cm"/>
          <style:tab-stop style:position="15.24cm"/>
        </style:tab-stops>
      </style:paragraph-properties>
      <style:text-properties fo:color="#0070c0" fo:language="de" fo:country="CH"/>
    </style:style>
    <style:style style:name="P21" style:family="paragraph" style:parent-style-name="Standard">
      <style:paragraph-properties fo:margin-top="0cm" fo:margin-bottom="0cm" fo:line-height="100%">
        <style:tab-stops>
          <style:tab-stop style:position="5.08cm"/>
          <style:tab-stop style:position="7.62cm"/>
          <style:tab-stop style:position="14.605cm"/>
          <style:tab-stop style:position="15.24cm"/>
        </style:tab-stops>
      </style:paragraph-properties>
    </style:style>
    <style:style style:name="P22" style:family="paragraph" style:parent-style-name="Standard" style:master-page-name="MP0">
      <style:paragraph-properties fo:margin-top="0cm" fo:margin-bottom="0.106cm" style:page-number="auto" fo:break-before="page">
        <style:tab-stops>
          <style:tab-stop style:position="1.905cm"/>
          <style:tab-stop style:position="6.35cm"/>
          <style:tab-stop style:position="8.255cm"/>
          <style:tab-stop style:position="12.7cm"/>
          <style:tab-stop style:position="14.605cm"/>
          <style:tab-stop style:position="17.78cm"/>
        </style:tab-stops>
      </style:paragraph-properties>
    </style:style>
    <style:style style:name="P23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6.35cm"/>
          <style:tab-stop style:position="8.255cm"/>
          <style:tab-stop style:position="12.7cm"/>
          <style:tab-stop style:position="14.605cm"/>
          <style:tab-stop style:position="17.78cm"/>
        </style:tab-stops>
      </style:paragraph-properties>
    </style:style>
    <style:style style:name="P24" style:family="paragraph" style:parent-style-name="Standard">
      <style:paragraph-properties fo:margin-top="0cm" fo:margin-bottom="0.212cm" fo:line-height="100%">
        <style:tab-stops>
          <style:tab-stop style:position="1.905cm"/>
          <style:tab-stop style:position="6.35cm"/>
          <style:tab-stop style:position="8.255cm"/>
          <style:tab-stop style:position="12.7cm"/>
          <style:tab-stop style:position="15.558cm"/>
          <style:tab-stop style:position="17.78cm"/>
        </style:tab-stops>
      </style:paragraph-properties>
    </style:style>
    <style:style style:name="P25" style:family="paragraph">
      <style:paragraph-properties fo:text-align="start"/>
      <style:text-properties style:text-line-through-style="none" fo:font-family="Arial" style:font-family-generic="swiss" style:font-pitch="variable" fo:font-size="12pt" fo:font-style="normal" style:text-underline-style="none" fo:font-weight="normal"/>
    </style:style>
    <style:style style:name="T1" style:family="text">
      <style:text-properties fo:language="de" fo:country="CH" style:language-asian="de" style:country-asian="CH"/>
    </style:style>
    <style:style style:name="T2" style:family="text">
      <style:text-properties fo:color="#0070c0" fo:language="de" fo:country="CH"/>
    </style:style>
    <style:style style:name="T3" style:family="text">
      <style:text-properties fo:color="#0070c0" fo:language="de" fo:country="CH" style:language-asian="de" style:country-asian="CH"/>
    </style:style>
    <style:style style:name="T4" style:family="text">
      <style:text-properties fo:color="#0070c0" fo:font-size="10pt" fo:language="de" fo:country="CH" style:font-size-asian="10pt" style:language-asian="de" style:country-asian="CH" style:font-size-complex="10pt"/>
    </style:style>
    <style:style style:name="T5" style:family="text">
      <style:text-properties fo:color="#0070c0" fo:font-size="10pt" fo:language="de" fo:country="CH" style:font-size-asian="10pt" style:font-size-complex="10pt"/>
    </style:style>
    <style:style style:name="T6" style:family="text">
      <style:text-properties fo:color="#0070c0" fo:font-size="10pt" fo:language="en" fo:country="GB" style:font-size-asian="10pt" style:font-size-complex="10pt"/>
    </style:style>
    <style:style style:name="T7" style:family="text">
      <style:text-properties fo:color="#0070c0" fo:font-size="10pt" fo:letter-spacing="-0.021cm" fo:language="de" fo:country="CH" style:font-size-asian="10pt" style:font-size-complex="10pt"/>
    </style:style>
    <style:style style:name="T8" style:family="text">
      <style:text-properties fo:color="#000000" fo:language="de" fo:country="CH"/>
    </style:style>
    <style:style style:name="T9" style:family="text">
      <style:text-properties fo:color="#000000" fo:font-size="10pt" fo:language="de" fo:country="CH" style:font-size-asian="10pt" style:font-size-complex="10pt"/>
    </style:style>
    <style:style style:name="T10" style:family="text">
      <style:text-properties fo:color="#000000" fo:font-size="10pt" fo:language="de" fo:country="CH" style:font-size-asian="10pt" style:language-asian="de" style:country-asian="CH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6cm" svg:stroke-color="#8db3e2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548dd4" svg:stroke-opacity="100%" draw:stroke-linejoin="round" draw:fill="none" fo:min-height="0cm" fo:min-width="0cm" fo:padding-top="-0.025cm" fo:padding-bottom="-0.025cm" fo:padding-left="-0.025cm" fo:padding-right="-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8db3e2" svg:stroke-opacity="100%" draw:stroke-linejoin="miter" draw:fill="none" fo:min-height="0cm" fo:min-width="0cm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26cm" svg:stroke-color="#4f81bd" svg:stroke-opacity="100%" draw:stroke-linejoin="miter" draw:fill="none" fo:min-height="0cm" fo:min-width="0cm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4f81bd" draw:marker-end="a7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4f81bd" draw:marker-end="a11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4f81bd" draw:marker-end="a9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control-implementation="ooo:com.sun.star.form.component.CheckBox" xml:id="control1" form:id="control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" form:id="control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" form:id="control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" form:id="control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5" form:id="control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6" form:id="control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7" form:id="control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8" form:id="control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9" form:id="control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0" form:id="control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1" form:id="control1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2" form:id="control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3" form:id="control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4" form:id="control1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5" form:id="control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6" form:id="control1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7" form:id="control1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8" form:id="control1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19" form:id="control1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0" form:id="control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1" form:id="control2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29" form:id="control2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0" form:id="control3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1" form:id="control3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2" form:id="control3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3" form:id="control3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4" form:id="control3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5" form:id="control3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7" form:id="control3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8" form:id="control3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39" form:id="control3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0" form:id="control4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1" form:id="control4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2" form:id="control4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3" form:id="control4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4" form:id="control4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5" form:id="control4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control-implementation="ooo:com.sun.star.form.component.CheckBox" xml:id="control47" form:id="control4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draw:custom-shape text:anchor-type="paragraph" draw:z-index="2" draw:name="AutoShape 2" draw:style-name="gr2" svg:width="19.456cm" svg:height="3.811cm" svg:x="-0.504cm" svg:y="0.43cm"><text:p/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Absatz-Standardschriftart"><text:span text:style-name="T4"/></text:span></text:p>
      <text:p text:style-name="P3"><text:span text:style-name="Absatz-Standardschriftart"><text:span text:style-name="T2">Name</text:span></text:span><text:bookmark-start text:name="Text1"/><text:span text:style-name="Absatz-Standardschriftart"><text:span text:style-name="T2"> <text:s/><text:tab/></text:span></text:span><text:bookmark-end text:name="Text1"/><text:span text:style-name="Absatz-Standardschriftart"><text:span text:style-name="T8">[Patient.Name] </text:span></text:span><text:span text:style-name="Absatz-Standardschriftart"><text:span text:style-name="T2"><text:tab/>Vorname <text:tab/></text:span></text:span><text:span text:style-name="Absatz-Standardschriftart"><text:span text:style-name="T8">[Patient.Vorname] </text:span></text:span><text:span text:style-name="Absatz-Standardschriftart"><text:span text:style-name="T2"><text:tab/>Geb.Dat.<text:tab/></text:span></text:span><text:span text:style-name="Absatz-Standardschriftart"><text:span text:style-name="T8">[Patient.Geburtsdatum] </text:span></text:span><text:span text:style-name="Absatz-Standardschriftart"><text:span text:style-name="T2"><text:s/><text:tab/></text:span></text:span><text:bookmark text:name="Kontrollkästchen1"/><text:span text:style-name="Absatz-Standardschriftart"><text:span text:style-name="T2"><draw:control text:anchor-type="as-char" draw:z-index="13" draw:style-name="gr8" draw:text-style-name="P25" svg:width="0.264cm" svg:height="0.403cm" draw:control="control1"/></text:span></text:span><text:span text:style-name="Absatz-Standardschriftart"><text:span text:style-name="T2"> M<text:tab/></text:span></text:span><text:span text:style-name="Absatz-Standardschriftart"><text:span text:style-name="T2"><draw:control text:anchor-type="as-char" draw:z-index="14" draw:style-name="gr8" draw:text-style-name="P25" svg:width="0.264cm" svg:height="0.403cm" draw:control="control2"/></text:span></text:span><text:span text:style-name="Absatz-Standardschriftart"><text:span text:style-name="T2"> W</text:span></text:span></text:p>
      <text:p text:style-name="P23"><text:span text:style-name="Absatz-Standardschriftart"><text:span text:style-name="T2">Adresse<text:tab/></text:span></text:span><text:span text:style-name="Absatz-Standardschriftart"><text:span text:style-name="T8">[Patient.Strasse] </text:span></text:span><text:span text:style-name="Absatz-Standardschriftart"><text:span text:style-name="T2"><text:tab/>PLZ <text:tab/></text:span></text:span><text:span text:style-name="Absatz-Standardschriftart"><text:span text:style-name="T8">[Patient.Plz] </text:span></text:span><text:span text:style-name="Absatz-Standardschriftart"><text:span text:style-name="T2"><text:tab/>Ort<text:tab/></text:span></text:span><text:span text:style-name="Absatz-Standardschriftart"><text:span text:style-name="T8">[Patient.Ort] </text:span></text:span><text:span text:style-name="Absatz-Standardschriftart"><text:span text:style-name="T2"><text:s/></text:span></text:span></text:p>
      <text:p text:style-name="P24"><draw:custom-shape text:anchor-type="paragraph" draw:z-index="3" draw:name="Rectangle 4" draw:style-name="gr3" svg:width="3.176cm" svg:height="1.271cm" svg:x="-0.028cm" svg:y="0.621cm"><text:p/><draw:enhanced-geometry svg:viewBox="0 0 21600 21600" draw:type="non-primitive" draw:enhanced-path="M 0 0 L 21600 0 21600 21600 0 21600 Z N"/></draw:custom-shape><text:span text:style-name="Absatz-Standardschriftart"><text:span text:style-name="T2">Tel. Privat </text:span></text:span><text:span text:style-name="Absatz-Standardschriftart"><text:span text:style-name="T2"><text:tab/></text:span></text:span><text:span text:style-name="Absatz-Standardschriftart"><text:span text:style-name="T8">[Patient.Telefon1]</text:span></text:span><text:span text:style-name="Absatz-Standardschriftart"><text:span text:style-name="T8"> </text:span></text:span><text:span text:style-name="Absatz-Standardschriftart"><text:span text:style-name="T2"><text:tab/></text:span></text:span><text:span text:style-name="Absatz-Standardschriftart"><text:span text:style-name="T2">Natel</text:span></text:span><text:span text:style-name="Absatz-Standardschriftart"><text:span text:style-name="T2"><text:tab/></text:span></text:span><text:span text:style-name="Absatz-Standardschriftart"><text:span text:style-name="T8">[Patient.Natel]</text:span></text:span><text:span text:style-name="Absatz-Standardschriftart"><text:span text:style-name="T8"> </text:span></text:span><text:span text:style-name="Absatz-Standardschriftart"><text:span text:style-name="T2"><text:tab/>Geschäftlich </text:span></text:span><text:span text:style-name="Absatz-Standardschriftart"><text:span text:style-name="T2"><text:tab/></text:span></text:span><text:span text:style-name="Absatz-Standardschriftart"><text:span text:style-name="T8">[Patient.Telefon2]</text:span></text:span><text:span text:style-name="Absatz-Standardschriftart"><text:span text:style-name="T8"> </text:span></text:span></text:p>
      <text:p text:style-name="P6"><text:span text:style-name="Absatz-Standardschriftart"><text:span text:style-name="T2"><text:s text:c="2"/></text:span></text:span><text:span text:style-name="Absatz-Standardschriftart"><text:span text:style-name="T2"><draw:control text:anchor-type="as-char" draw:z-index="15" draw:style-name="gr8" draw:text-style-name="P25" svg:width="0.264cm" svg:height="0.403cm" draw:control="control3"/></text:span></text:span><text:span text:style-name="Absatz-Standardschriftart"><text:span text:style-name="T5"> </text:span></text:span><text:span text:style-name="Absatz-Standardschriftart"><text:span text:style-name="T2">Kranheit<text:tab/><text:tab/>Krankenkasse<text:tab/><text:tab/>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8">     </text:span></text:span><text:span text:style-name="Absatz-Standardschriftart"><text:span text:style-name="T2"><text:tab/>Sektion <text:tab/></text:span></text:span><text:span text:style-name="Absatz-Standardschriftart"><text:span text:style-name="T8">    </text:span></text:span><text:span text:style-name="Absatz-Standardschriftart"><text:span text:style-name="T8"><text:text-input text:description="Text">       </text:text-input></text:span></text:span></text:p>
      <text:p text:style-name="P7"><text:span text:style-name="Absatz-Standardschriftart"><text:span text:style-name="T2"><text:s text:c="2"/></text:span></text:span><text:span text:style-name="Absatz-Standardschriftart"><text:span text:style-name="T2"><draw:control text:anchor-type="as-char" draw:z-index="16" draw:style-name="gr8" draw:text-style-name="P25" svg:width="0.264cm" svg:height="0.403cm" draw:control="control4"/></text:span></text:span><text:span text:style-name="Absatz-Standardschriftart"><text:span text:style-name="T5"> </text:span></text:span><text:span text:style-name="Absatz-Standardschriftart"><text:span text:style-name="T2">Unfall<text:tab/><text:tab/>Unfallversicherung <text:s/><text:tab/>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8">     </text:span></text:span><text:span text:style-name="Absatz-Standardschriftart"><text:span text:style-name="T2"><text:tab/>Unfalldatum/Nr. <text:tab/></text:span></text:span><text:span text:style-name="Absatz-Standardschriftart"><text:span text:style-name="T8">    </text:span></text:span><text:span text:style-name="Absatz-Standardschriftart"><text:span text:style-name="T8"><text:text-input text:description="Text">       </text:text-input></text:span></text:span><text:span text:style-name="Absatz-Standardschriftart"><text:span text:style-name="T5"><text:line-break/></text:span></text:span></text:p>
      <text:p text:style-name="P8"><draw:custom-shape text:anchor-type="paragraph" draw:z-index="4" draw:name="AutoShape 5" draw:style-name="gr2" svg:width="19.456cm" svg:height="4.763cm" svg:x="-0.504cm" svg:y="0.279cm"><text:p/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Absatz-Standardschriftart"><text:span text:style-name="T4"/></text:span></text:p>
      <text:p text:style-name="P9"><text:span text:style-name="Absatz-Standardschriftart"><text:span text:style-name="T5">Anamnese, Klinische Befunde:</text:span></text:span><text:span text:style-name="Absatz-Standardschriftart"><text:span text:style-name="T5"> </text:span></text:span><text:span text:style-name="Absatz-Standardschriftart"><text:span text:style-name="T5"><text:tab/></text:span></text:span><text:span text:style-name="Absatz-Standardschriftart"><text:span text:style-name="T9">[Patient.PersAnamnese]</text:span></text:span><text:span text:style-name="Absatz-Standardschriftart"><text:span text:style-name="T5"> </text:span></text:span></text:p>
      <text:p text:style-name="P5"><text:span text:style-name="Absatz-Standardschriftart"><text:span text:style-name="T9"><text:text-input text:description="Text">       </text:text-input></text:span></text:span><text:span text:style-name="Absatz-Standardschriftart"><text:span text:style-name="T9">     </text:span></text:span></text:p>
      <text:p text:style-name="P5"><text:span text:style-name="Absatz-Standardschriftart"><text:span text:style-name="T9"><text:text-input text:description="Text">       </text:text-input></text:span></text:span><text:span text:style-name="Absatz-Standardschriftart"><text:span text:style-name="T9">     </text:span></text:span></text:p>
      <text:p text:style-name="P5"><text:span text:style-name="Absatz-Standardschriftart"><text:span text:style-name="T9"><text:text-input text:description="Text">       </text:text-input></text:span></text:span><text:span text:style-name="Absatz-Standardschriftart"><text:span text:style-name="T9">     </text:span></text:span></text:p>
      <text:p text:style-name="P12">Fragestellung :</text:p>
      <text:p text:style-name="P8"><text:span text:style-name="Absatz-Standardschriftart"><text:span text:style-name="T5"><text:s text:c="2"/></text:span></text:span><text:span text:style-name="Absatz-Standardschriftart"><text:span text:style-name="T5"><draw:control text:anchor-type="as-char" draw:z-index="17" draw:style-name="gr8" draw:text-style-name="P25" svg:width="0.264cm" svg:height="0.403cm" draw:control="control5"/></text:span></text:span><text:span text:style-name="Absatz-Standardschriftart"><text:span text:style-name="T5"> Bitte Patient aufbieten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19" draw:style-name="gr8" draw:text-style-name="P25" svg:width="0.264cm" svg:height="0.403cm" draw:control="control7"/></text:span></text:span><text:span text:style-name="Absatz-Standardschriftart"><text:span text:style-name="T5"> dringlich</text:span></text:span></text:p>
      <text:p text:style-name="P10"><text:span text:style-name="Absatz-Standardschriftart"><text:span text:style-name="T5"><text:s text:c="2"/></text:span></text:span><text:span text:style-name="Absatz-Standardschriftart"><text:span text:style-name="T5"><draw:control text:anchor-type="as-char" draw:z-index="18" draw:style-name="gr8" draw:text-style-name="P25" svg:width="0.264cm" svg:height="0.403cm" draw:control="control6"/></text:span></text:span><text:span text:style-name="Absatz-Standardschriftart"><text:span text:style-name="T5"> Patient hat Termin am <text:tab/></text:span></text:span><text:span text:style-name="Absatz-Standardschriftart"><text:span text:style-name="T5"><text:text-input text:description="Text">       </text:text-input></text:span></text:span><text:span text:style-name="Absatz-Standardschriftart"><text:span text:style-name="T9">     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20" draw:style-name="gr8" draw:text-style-name="P25" svg:width="0.264cm" svg:height="0.403cm" draw:control="control8"/></text:span></text:span><text:span text:style-name="Absatz-Standardschriftart"><text:span text:style-name="T5"> nicht dringlich</text:span></text:span></text:p>
      <text:p text:style-name="P8"><draw:custom-shape text:anchor-type="paragraph" draw:z-index="5" draw:name="AutoShape 8" draw:style-name="gr2" svg:width="19.456cm" svg:height="6.913cm" svg:x="-0.504cm" svg:y="0.353cm"><text:p/><draw:enhanced-geometry svg:viewBox="0 0 21600 21600" draw:path-stretchpoint-x="10800" draw:path-stretchpoint-y="10800" draw:text-areas="?f3 ?f4 ?f5 ?f6" draw:type="non-primitiv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switched="true" draw:handle-position="$0 top" draw:handle-range-x-minimum="0" draw:handle-range-x-maximum="10800"/></draw:enhanced-geometry></draw:custom-shape><text:span text:style-name="Absatz-Standardschriftart"><text:span text:style-name="T4"/></text:span></text:p>
      <text:p text:style-name="P12">Gewünschte Aufnahme, Untersuchung (Region Spezialuntersuchung usw.)<text:tab/><text:tab/>JA <text:s/>NEIN</text:p>
      <text:p text:style-name="P11"><draw:connector text:anchor-type="paragraph" draw:z-index="6" draw:name="AutoShape 15" draw:style-name="gr1" draw:type="line" svg:x1="-0.025cm" svg:y1="0.559cm" svg:x2="10.582cm" svg:y2="0.559cm" svg:d="M-26 559h10608"><text:p/></draw:connector><text:span text:style-name="Absatz-Standardschriftart"><text:span text:style-name="Absatz-Standardschriftart"><text:span text:style-name="Absatz-Standardschriftart"><text:span text:style-name="T10"><text:text-input text:description="Text">       </text:text-input></text:span></text:span></text:span></text:span><text:span text:style-name="Absatz-Standardschriftart"><text:span text:style-name="T9">     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30" draw:style-name="gr8" draw:text-style-name="P25" svg:width="0.264cm" svg:height="0.403cm" draw:control="control18"/></text:span></text:span><text:span text:style-name="Absatz-Standardschriftart"><text:span text:style-name="T5"> <text:s/><text:tab/></text:span></text:span><text:span text:style-name="Absatz-Standardschriftart"><text:span text:style-name="T5"><draw:control text:anchor-type="as-char" draw:z-index="31" draw:style-name="gr8" draw:text-style-name="P25" svg:width="0.264cm" svg:height="0.403cm" draw:control="control19"/></text:span></text:span><text:span text:style-name="Absatz-Standardschriftart"><text:span text:style-name="T5"> <text:s/>Schwangerschaft</text:span></text:span></text:p>
      <text:p text:style-name="P13"><text:span text:style-name="Absatz-Standardschriftart"><text:span text:style-name="T5"><draw:control text:anchor-type="as-char" draw:z-index="21" draw:style-name="gr8" draw:text-style-name="P25" svg:width="0.264cm" svg:height="0.403cm" draw:control="control9"/></text:span></text:span><text:span text:style-name="Absatz-Standardschriftart"><text:span text:style-name="T5"> </text:span></text:span><text:span text:style-name="Absatz-Standardschriftart"><text:span text:style-name="T5">D</text:span></text:span><text:span text:style-name="Absatz-Standardschriftart"><text:span text:style-name="T5">igitale Mammographie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24" draw:style-name="gr8" draw:text-style-name="P25" svg:width="0.264cm" svg:height="0.403cm" draw:control="control12"/></text:span></text:span><text:span text:style-name="Absatz-Standardschriftart"><text:span text:style-name="T5"> </text:span></text:span><text:span text:style-name="Absatz-Standardschriftart"><text:span text:style-name="T5">D</text:span></text:span><text:span text:style-name="Absatz-Standardschriftart"><text:span text:style-name="T5">igitale Radiographie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27" draw:style-name="gr8" draw:text-style-name="P25" svg:width="0.264cm" svg:height="0.403cm" draw:control="control15"/></text:span></text:span><text:span text:style-name="Absatz-Standardschriftart"><text:span text:style-name="T5"> </text:span></text:span><text:span text:style-name="Absatz-Standardschriftart"><text:span text:style-name="T5">U</text:span></text:span><text:span text:style-name="Absatz-Standardschriftart"><text:span text:style-name="T5">ltraschall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29" draw:style-name="gr8" draw:text-style-name="P25" svg:width="0.264cm" svg:height="0.403cm" draw:control="control17"/></text:span></text:span><text:span text:style-name="Absatz-Standardschriftart"><text:span text:style-name="T5"> </text:span></text:span><text:span text:style-name="Absatz-Standardschriftart"><text:span text:style-name="T5">F</text:span></text:span><text:span text:style-name="Absatz-Standardschriftart"><text:span text:style-name="T5">arbdoppler</text:span></text:span></text:p>
      <text:p text:style-name="P13"><text:span text:style-name="Absatz-Standardschriftart"><text:span text:style-name="T5"><draw:control text:anchor-type="as-char" draw:z-index="22" draw:style-name="gr8" draw:text-style-name="P25" svg:width="0.264cm" svg:height="0.403cm" draw:control="control10"/></text:span></text:span><text:span text:style-name="Absatz-Standardschriftart"><text:span text:style-name="T5"> </text:span></text:span><text:span text:style-name="Absatz-Standardschriftart"><text:span text:style-name="T5">DSI / DSA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25" draw:style-name="gr8" draw:text-style-name="P25" svg:width="0.264cm" svg:height="0.403cm" draw:control="control13"/></text:span></text:span><text:span text:style-name="Absatz-Standardschriftart"><text:span text:style-name="T5"> </text:span></text:span><text:span text:style-name="Absatz-Standardschriftart"><text:span text:style-name="T5">D</text:span></text:span><text:span text:style-name="Absatz-Standardschriftart"><text:span text:style-name="T5">exa-Osteodensitometrie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28" draw:style-name="gr8" draw:text-style-name="P25" svg:width="0.264cm" svg:height="0.403cm" draw:control="control16"/></text:span></text:span><text:span text:style-name="Absatz-Standardschriftart"><text:span text:style-name="T5"> </text:span></text:span><text:span text:style-name="Absatz-Standardschriftart"><text:span text:style-name="T5">U</text:span></text:span><text:span text:style-name="Absatz-Standardschriftart"><text:span text:style-name="T5">ntersuchung nach Ermessen des Radiologen</text:span></text:span><text:span text:style-name="Absatz-Standardschriftart"><text:span text:style-name="T5"><text:tab/></text:span></text:span></text:p>
      <text:p text:style-name="P14"><draw:connector text:anchor-type="paragraph" draw:z-index="10" draw:name="AutoShape 19" draw:style-name="gr5" draw:type="line" svg:x1="0.369cm" svg:y1="0.344cm" svg:x2="0.37cm" svg:y2="0.864cm" svg:d="M369 344l1 520"><text:p/></draw:connector><draw:connector text:anchor-type="paragraph" draw:z-index="12" draw:name="AutoShape 21" draw:style-name="gr7" draw:type="line" svg:x1="12.883cm" svg:y1="0.344cm" svg:x2="12.883cm" svg:y2="0.873cm" svg:d="M12883 344v529"><text:p/></draw:connector><draw:connector text:anchor-type="paragraph" draw:z-index="11" draw:name="AutoShape 20" draw:style-name="gr6" draw:type="line" svg:x1="6.533cm" svg:y1="0.344cm" svg:x2="6.533cm" svg:y2="0.873cm" svg:d="M6533 344v529"><text:p/></draw:connector><text:span text:style-name="Absatz-Standardschriftart"><text:span text:style-name="T4"><draw:control text:anchor-type="as-char" draw:z-index="23" draw:style-name="gr8" draw:text-style-name="P25" svg:width="0.264cm" svg:height="0.403cm" draw:control="control11"/></text:span></text:span> <text:span text:style-name="Absatz-Standardschriftart"><text:span text:style-name="T5">Magnetresonanztomographie<text:tab/></text:span></text:span><text:span text:style-name="Absatz-Standardschriftart"><text:span text:style-name="T5"><draw:control text:anchor-type="as-char" draw:z-index="26" draw:style-name="gr8" draw:text-style-name="P25" svg:width="0.264cm" svg:height="0.403cm" draw:control="control14"/></text:span></text:span><text:span text:style-name="Absatz-Standardschriftart"><text:span text:style-name="T5"> CT - Computertomographie<text:tab/> Infiltrationen / Arthro.</text:span></text:span></text:p>
      <text:p text:style-name="P4"><draw:custom-shape text:anchor-type="paragraph" draw:z-index="7" draw:name="Rectangle 16" draw:style-name="gr4" svg:width="5.952cm" svg:height="3.153cm" svg:x="-0.028cm" svg:y="0.443cm"><text:p/><draw:enhanced-geometry svg:viewBox="0 0 21600 21600" draw:type="non-primitive" draw:enhanced-path="M 0 0 L 21600 0 21600 21600 0 21600 Z N"/></draw:custom-shape><draw:custom-shape text:anchor-type="paragraph" draw:z-index="8" draw:name="Rectangle 17" draw:style-name="gr4" svg:width="5.952cm" svg:height="3.153cm" svg:x="6.189cm" svg:y="0.443cm"><text:p/><draw:enhanced-geometry svg:viewBox="0 0 21600 21600" draw:type="non-primitive" draw:enhanced-path="M 0 0 L 21600 0 21600 21600 0 21600 Z N"/></draw:custom-shape><draw:custom-shape text:anchor-type="paragraph" draw:z-index="9" draw:name="Rectangle 18" draw:style-name="gr4" svg:width="5.952cm" svg:height="3.153cm" svg:x="12.566cm" svg:y="0.443cm"><text:p/><draw:enhanced-geometry svg:viewBox="0 0 21600 21600" draw:type="non-primitive" draw:enhanced-path="M 0 0 L 21600 0 21600 21600 0 21600 Z N"/></draw:custom-shape><text:span text:style-name="Absatz-Standardschriftart"><text:span text:style-name="T5"><text:line-break/> <text:s/>JA <text:s/>NEIN</text:span></text:span><text:span text:style-name="Absatz-Standardschriftart"><text:span text:style-name="T5"><text:tab/>JA <text:s/>NEIN</text:span></text:span><text:span text:style-name="Absatz-Standardschriftart"><text:span text:style-name="T5"><text:tab/>JA <text:s/>NEIN</text:span></text:span></text:p>
      <text:p text:style-name="P15"><text:span text:style-name="Absatz-Standardschriftart"><text:span text:style-name="T5"><draw:control text:anchor-type="as-char" draw:z-index="33" draw:style-name="gr8" draw:text-style-name="P25" svg:width="0.264cm" svg:height="0.403cm" draw:control="control21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32" draw:style-name="gr8" draw:text-style-name="P25" svg:width="0.264cm" svg:height="0.403cm" draw:control="control20"/></text:span></text:span><text:span text:style-name="Absatz-Standardschriftart"><text:span text:style-name="T5"> </text:span></text:span><text:span text:style-name="Absatz-Standardschriftart"><text:span text:style-name="T5">S</text:span></text:span><text:span text:style-name="Absatz-Standardschriftart"><text:span text:style-name="T5">chrittmacher, Neurostimulat.,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41" draw:style-name="gr8" draw:text-style-name="P25" svg:width="0.264cm" svg:height="0.403cm" draw:control="control29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40" draw:style-name="gr8" draw:text-style-name="P25" svg:width="0.264cm" svg:height="0.403cm" draw:control="control28"/></text:span></text:span><text:span text:style-name="Absatz-Standardschriftart"><text:span text:style-name="T5"> </text:span></text:span><text:span text:style-name="Absatz-Standardschriftart"><text:span text:style-name="T5">N</text:span></text:span><text:span text:style-name="Absatz-Standardschriftart"><text:span text:style-name="T5">ierenfuntionsstörung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49" draw:style-name="gr8" draw:text-style-name="P25" svg:width="0.264cm" svg:height="0.403cm" draw:control="control37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48" draw:style-name="gr8" draw:text-style-name="P25" svg:width="0.264cm" svg:height="0.403cm" draw:control="control36"/></text:span></text:span><text:span text:style-name="Absatz-Standardschriftart"><text:span text:style-name="T5"> </text:span></text:span><text:span text:style-name="Absatz-Standardschriftart"><text:span text:style-name="T5">U</text:span></text:span><text:span text:style-name="Absatz-Standardschriftart"><text:span text:style-name="T5">nfall</text:span></text:span></text:p>
      <text:p text:style-name="P15"><text:span text:style-name="Absatz-Standardschriftart"><text:span text:style-name="T5"><text:s text:c="14"/>Insulinpumpten, etc. <text:s text:c="12"/><text:tab/> <text:s text:c="13"/></text:span></text:span><text:span text:style-name="Absatz-Standardschriftart"><text:span text:style-name="T6">ggf. Kreatinin: </text:span></text:span><text:span text:style-name="Absatz-Standardschriftart"><text:span text:style-name="T6"><text:text-input text:description="Text">       </text:text-input></text:span></text:span><text:span text:style-name="Absatz-Standardschriftart"><text:span text:style-name="T9">     </text:span></text:span><text:span text:style-name="Absatz-Standardschriftart"><text:span text:style-name="T6"><text:tab/> <text:s text:c="13"/>ggf. Quick/NR: </text:span></text:span><text:span text:style-name="Absatz-Standardschriftart"><text:span text:style-name="T6"><text:text-input text:description="Text">       </text:text-input></text:span></text:span><text:span text:style-name="Absatz-Standardschriftart"><text:span text:style-name="T9">     </text:span></text:span></text:p>
      <text:p text:style-name="P16"><text:span text:style-name="Absatz-Standardschriftart"><text:span text:style-name="T5"><draw:control text:anchor-type="as-char" draw:z-index="35" draw:style-name="gr8" draw:text-style-name="P25" svg:width="0.264cm" svg:height="0.403cm" draw:control="control23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34" draw:style-name="gr8" draw:text-style-name="P25" svg:width="0.264cm" svg:height="0.403cm" draw:control="control22"/></text:span></text:span><text:span text:style-name="Absatz-Standardschriftart"><text:span text:style-name="T5"> </text:span></text:span><text:span text:style-name="Absatz-Standardschriftart"><text:span text:style-name="T5">K</text:span></text:span><text:span text:style-name="Absatz-Standardschriftart"><text:span text:style-name="T5">laustrophobie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43" draw:style-name="gr8" draw:text-style-name="P25" svg:width="0.264cm" svg:height="0.403cm" draw:control="control31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42" draw:style-name="gr8" draw:text-style-name="P25" svg:width="0.264cm" svg:height="0.403cm" draw:control="control30"/></text:span></text:span><text:span text:style-name="Absatz-Standardschriftart"><text:span text:style-name="T5"> </text:span></text:span><text:span text:style-name="Absatz-Standardschriftart"><text:span text:style-name="T5">K</text:span></text:span><text:span text:style-name="Absatz-Standardschriftart"><text:span text:style-name="T5">M – Allergie (lod)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51" draw:style-name="gr8" draw:text-style-name="P25" svg:width="0.264cm" svg:height="0.403cm" draw:control="control39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50" draw:style-name="gr8" draw:text-style-name="P25" svg:width="0.264cm" svg:height="0.403cm" draw:control="control38"/></text:span></text:span><text:span text:style-name="Absatz-Standardschriftart"><text:span text:style-name="T5"> </text:span></text:span><text:span text:style-name="Absatz-Standardschriftart"><text:span text:style-name="T5">A</text:span></text:span><text:span text:style-name="Absatz-Standardschriftart"><text:span text:style-name="T5">ntikoag. Med. </text:span></text:span></text:p>
      <text:p text:style-name="P16"><text:span text:style-name="Absatz-Standardschriftart"><text:span text:style-name="T5"><draw:control text:anchor-type="as-char" draw:z-index="37" draw:style-name="gr8" draw:text-style-name="P25" svg:width="0.264cm" svg:height="0.403cm" draw:control="control25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36" draw:style-name="gr8" draw:text-style-name="P25" svg:width="0.264cm" svg:height="0.403cm" draw:control="control24"/></text:span></text:span><text:span text:style-name="Absatz-Standardschriftart"><text:span text:style-name="T5"> </text:span></text:span><text:span text:style-name="Absatz-Standardschriftart"><text:span text:style-name="T5">N</text:span></text:span><text:span text:style-name="Absatz-Standardschriftart"><text:span text:style-name="T7">iereninsuffizienz (GFR&lt;30ml/min)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45" draw:style-name="gr8" draw:text-style-name="P25" svg:width="0.264cm" svg:height="0.403cm" draw:control="control33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44" draw:style-name="gr8" draw:text-style-name="P25" svg:width="0.264cm" svg:height="0.403cm" draw:control="control32"/></text:span></text:span><text:span text:style-name="Absatz-Standardschriftart"><text:span text:style-name="T5"> </text:span></text:span><text:span text:style-name="Absatz-Standardschriftart"><text:span text:style-name="T5">S</text:span></text:span><text:span text:style-name="Absatz-Standardschriftart"><text:span text:style-name="T5">childdrüsenüberfunktion</text:span></text:span><text:span text:style-name="Absatz-Standardschriftart"><text:span text:style-name="T5"><text:tab/></text:span></text:span><text:span text:style-name="Absatz-Standardschriftart"><text:span text:style-name="T5"> <text:s text:c="13"/>(Marcoumar, ASS,</text:span></text:span></text:p>
      <text:p text:style-name="P16"><text:span text:style-name="Absatz-Standardschriftart"><text:span text:style-name="T5"><text:s text:c="14"/></text:span></text:span><text:span text:style-name="Absatz-Standardschriftart"><text:span text:style-name="T6">ggf. Kreatinin: </text:span></text:span><text:span text:style-name="Absatz-Standardschriftart"><text:span text:style-name="T6"><text:text-input text:description="Text">       </text:text-input></text:span></text:span><text:span text:style-name="Absatz-Standardschriftart"><text:span text:style-name="T9">     </text:span></text:span><text:span text:style-name="Absatz-Standardschriftart"><text:span text:style-name="T6"><text:tab/> <text:s text:c="13"/>ggf. TSH: </text:span></text:span><text:span text:style-name="Absatz-Standardschriftart"><text:span text:style-name="T6"><text:text-input text:description="Text">       </text:text-input></text:span></text:span><text:span text:style-name="Absatz-Standardschriftart"><text:span text:style-name="T9">     </text:span></text:span><text:span text:style-name="Absatz-Standardschriftart"><text:span text:style-name="T6"><text:tab/> <text:s text:c="13"/>Ticlopidin, etc.)</text:span></text:span></text:p>
      <text:p text:style-name="P16"><text:span text:style-name="Absatz-Standardschriftart"><text:span text:style-name="T5"><draw:control text:anchor-type="as-char" draw:z-index="39" draw:style-name="gr8" draw:text-style-name="P25" svg:width="0.264cm" svg:height="0.403cm" draw:control="control27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38" draw:style-name="gr8" draw:text-style-name="P25" svg:width="0.264cm" svg:height="0.403cm" draw:control="control26"/></text:span></text:span><text:span text:style-name="Absatz-Standardschriftart"><text:span text:style-name="T5"> </text:span></text:span><text:span text:style-name="Absatz-Standardschriftart"><text:span text:style-name="T5">K</text:span></text:span><text:span text:style-name="Absatz-Standardschriftart"><text:span text:style-name="T5">M – Allergie (Gadolinium)</text:span></text:span><text:span text:style-name="Absatz-Standardschriftart"><text:span text:style-name="T5"><text:tab/></text:span></text:span><text:span text:style-name="Absatz-Standardschriftart"><text:span text:style-name="T5"><draw:control text:anchor-type="as-char" draw:z-index="47" draw:style-name="gr8" draw:text-style-name="P25" svg:width="0.264cm" svg:height="0.403cm" draw:control="control35"/></text:span></text:span><text:span text:style-name="Absatz-Standardschriftart"><text:span text:style-name="T5"> </text:span></text:span><text:span text:style-name="Absatz-Standardschriftart"><text:span text:style-name="T5"><text:s/></text:span></text:span><text:span text:style-name="Absatz-Standardschriftart"><text:span text:style-name="T5"><draw:control text:anchor-type="as-char" draw:z-index="46" draw:style-name="gr8" draw:text-style-name="P25" svg:width="0.264cm" svg:height="0.403cm" draw:control="control34"/></text:span></text:span><text:span text:style-name="Absatz-Standardschriftart"><text:span text:style-name="T5"> </text:span></text:span><text:span text:style-name="Absatz-Standardschriftart"><text:span text:style-name="T5">D</text:span></text:span><text:span text:style-name="Absatz-Standardschriftart"><text:span text:style-name="T5">M mit Metformin-Medikation</text:span></text:span><text:span text:style-name="Absatz-Standardschriftart"><text:span text:style-name="T5"><text:tab/></text:span></text:span></text:p>
      <text:p text:style-name="P19"/>
      <text:p text:style-name="P19"/>
      <text:p text:style-name="P17"><text:span text:style-name="Absatz-Standardschriftart"><text:span text:style-name="T2">Bilddokumentation als: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2" draw:style-name="gr8" draw:text-style-name="P25" svg:width="0.264cm" svg:height="0.403cm" draw:control="control40"/></text:span></text:span><text:span text:style-name="Absatz-Standardschriftart"><text:span text:style-name="T5"> </text:span></text:span><text:span text:style-name="Absatz-Standardschriftart"><text:span text:style-name="T2">C</text:span></text:span><text:span text:style-name="Absatz-Standardschriftart"><text:span text:style-name="T2">D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3" draw:style-name="gr8" draw:text-style-name="P25" svg:width="0.264cm" svg:height="0.403cm" draw:control="control41"/></text:span></text:span><text:span text:style-name="Absatz-Standardschriftart"><text:span text:style-name="T5"> </text:span></text:span><text:span text:style-name="Absatz-Standardschriftart"><text:span text:style-name="T2">C</text:span></text:span><text:span text:style-name="Absatz-Standardschriftart"><text:span text:style-name="T2">D + Film mit relevanten Befunden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7" draw:style-name="gr8" draw:text-style-name="P25" svg:width="0.264cm" svg:height="0.403cm" draw:control="control45"/></text:span></text:span><text:span text:style-name="Absatz-Standardschriftart"><text:span text:style-name="T5"> </text:span></text:span><text:span text:style-name="Absatz-Standardschriftart"><text:span text:style-name="T2">F</text:span></text:span><text:span text:style-name="Absatz-Standardschriftart"><text:span text:style-name="T2">ilm</text:span></text:span><text:span text:style-name="Absatz-Standardschriftart"><text:span text:style-name="T2"> <text:s text:c="4"/></text:span></text:span></text:p>
      <text:p text:style-name="P17"><text:span text:style-name="Absatz-Standardschriftart"><text:span text:style-name="T2"><text:tab/>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4" draw:style-name="gr8" draw:text-style-name="P25" svg:width="0.264cm" svg:height="0.403cm" draw:control="control42"/></text:span></text:span><text:span text:style-name="Absatz-Standardschriftart"><text:span text:style-name="T5"> </text:span></text:span><text:span text:style-name="Absatz-Standardschriftart"><text:span text:style-name="T2">B</text:span></text:span><text:span text:style-name="Absatz-Standardschriftart"><text:span text:style-name="T2">ilder dem Patienten mitgeben</text:span></text:span></text:p>
      <text:p text:style-name="P17"><text:span text:style-name="Absatz-Standardschriftart"><text:span text:style-name="T2">Schnellbericht erwünscht als :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6" draw:style-name="gr8" draw:text-style-name="P25" svg:width="0.264cm" svg:height="0.403cm" draw:control="control44"/></text:span></text:span><text:span text:style-name="Absatz-Standardschriftart"><text:span text:style-name="T5"> </text:span></text:span><text:span text:style-name="Absatz-Standardschriftart"><text:span text:style-name="T2">F</text:span></text:span><text:span text:style-name="Absatz-Standardschriftart"><text:span text:style-name="T2">AX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5" draw:style-name="gr8" draw:text-style-name="P25" svg:width="0.264cm" svg:height="0.403cm" draw:control="control43"/></text:span></text:span><text:span text:style-name="Absatz-Standardschriftart"><text:span text:style-name="T5"> </text:span></text:span><text:span text:style-name="Absatz-Standardschriftart"><text:span text:style-name="T2">T</text:span></text:span><text:span text:style-name="Absatz-Standardschriftart"><text:span text:style-name="T2">elefon</text:span></text:span><text:span text:style-name="Absatz-Standardschriftart"><text:span text:style-name="T2"><text:tab/></text:span></text:span><text:span text:style-name="Absatz-Standardschriftart"><text:span text:style-name="T2"><draw:control text:anchor-type="as-char" draw:z-index="58" draw:style-name="gr8" draw:text-style-name="P25" svg:width="0.264cm" svg:height="0.403cm" draw:control="control46"/></text:span></text:span><text:span text:style-name="Absatz-Standardschriftart"><text:span text:style-name="T5"> </text:span></text:span><text:span text:style-name="Absatz-Standardschriftart"><text:span text:style-name="T2">E</text:span></text:span><text:span text:style-name="Absatz-Standardschriftart"><text:span text:style-name="T2">-Mail</text:span></text:span></text:p>
      <text:p text:style-name="P20"/>
      <text:p text:style-name="P18"><text:span text:style-name="Absatz-Standardschriftart"><text:span text:style-name="T2">Befundkopie an: 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8">     </text:span></text:span><text:span text:style-name="Absatz-Standardschriftart"><text:span text:style-name="T2"><text:tab/><text:tab/>Datum<text:tab/></text:span></text:span><text:span text:style-name="Absatz-Standardschriftart"><text:span text:style-name="T8">[Datum.heute]</text:span></text:span></text:p>
      <text:p text:style-name="P21"><text:span text:style-name="Absatz-Standardschriftart"><text:span text:style-name="T2"><text:s text:c="2"/>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8">     </text:span></text:span></text:p>
      <text:p text:style-name="P21"><text:span text:style-name="Absatz-Standardschriftart"><text:span text:style-name="T2"><text:s text:c="2"/></text:span></text:span><text:span text:style-name="Absatz-Standardschriftart"><text:span text:style-name="T2"><text:text-input text:description="Text">       </text:text-input></text:span></text:span><text:span text:style-name="Absatz-Standardschriftart"><text:span text:style-name="T8">     </text:span></text:span></text:p>
      <text:p text:style-name="P21"><text:span text:style-name="Absatz-Standardschriftart"><text:span text:style-name="T2"><text:s text:c="2"/></text:span></text:span><text:span text:style-name="Absatz-Standardschriftart"><text:span text:style-name="T2"><draw:control text:anchor-type="as-char" draw:z-index="59" draw:style-name="gr8" draw:text-style-name="P25" svg:width="0.264cm" svg:height="0.403cm" draw:control="control47"/></text:span></text:span><text:span text:style-name="Absatz-Standardschriftart"><text:span text:style-name="T5"> </text:span></text:span><text:span text:style-name="Absatz-Standardschriftart"><text:span text:style-name="T2">Bitte senden Sie Anmeldeformulare<text:tab/>Unterschrift</text:span></text:span><text:span text:style-name="Absatz-Standardschriftart"><text:span text:style-name="T5"> <text:s text:c="5"/></text:span></text:span><text:span text:style-name="Absatz-Standardschriftart"><text:span text:style-name="T5"><text:text-input text:description="Text">       </text:text-input></text:span></text:span><text:bookmark-start text:name="Text32"/><text:span text:style-name="Absatz-Standardschriftart"><text:span text:style-name="T9">     </text:span></text:span><text:bookmark-end text:name="Text32"/><text:span text:style-name="Absatz-Standardschriftart"><text:span text:style-name="T5"><text:tab/> <text:s text:c="7"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draw:marker draw:name="a11" svg:viewBox="0 0 20 30" svg:d="M10 0l-10 30h20z"/>
    <draw:marker draw:name="a7" svg:viewBox="0 0 20 30" svg:d="M10 0l-10 30h20z"/>
    <draw:marker draw:name="a9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CH" fo:font-style="normal" style:text-underline-style="none" fo:font-weight="normal" style:letter-kerning="false" style:font-size-asian="10pt" style:language-asian="de" style:country-asian="CH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de" fo:country="CH" fo:font-style="normal" style:text-underline-style="none" fo:font-weight="normal" style:letter-kerning="false" fo:background-color="transparent" style:font-name-asian="Calibri" style:font-size-asian="10pt" style:language-asian="de" style:country-asian="CH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hyphenation-ladder-count="no-limit"/>
      <style:text-properties fo:font-size="11pt" fo:language="en" fo:country="US" style:font-size-asian="11pt" style:language-asian="en" style:country-asian="US" style:font-size-complex="11pt"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296cm" style:type="center"/>
          <style:tab-stop style:position="16.59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margin-top="0cm" fo:margin-bottom="0cm" fo:line-height="100%" fo:hyphenation-ladder-count="no-limit">
        <style:tab-stops>
          <style:tab-stop style:position="8.296cm" style:type="center"/>
          <style:tab-stop style:position="16.591cm" style:type="right"/>
        </style:tab-stops>
      </style:paragraph-properties>
      <style:text-properties fo:hyphenate="false" fo:hyphenation-remain-char-count="0" fo:hyphenation-push-char-count="0"/>
    </style:style>
    <style:style style:name="Absatz-Standardschriftart" style:family="text"/>
    <style:style style:name="Sprechblasentext_20_Zchn" style:display-name="Sprechblasentext Zchn" style:family="text">
      <style:text-properties style:font-name="Tahoma" fo:font-size="8pt" style:font-size-asian="8pt" style:font-name-complex="Tahoma" style:font-size-complex="8pt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Platzhaltertext" style:family="text">
      <style:text-properties fo:color="#808080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-0.501cm" fo:margin-right="0cm" fo:text-indent="0cm" style:auto-text-indent="false">
        <style:tab-stops>
          <style:tab-stop style:position="6.502cm"/>
          <style:tab-stop style:position="8.003cm"/>
          <style:tab-stop style:position="19.503cm" style:type="right"/>
        </style:tab-stops>
      </style:paragraph-properties>
    </style:style>
    <style:style style:name="MP2" style:family="paragraph" style:parent-style-name="Footer">
      <style:paragraph-properties fo:margin-left="-0.501cm" fo:margin-right="0cm" fo:text-indent="0cm" style:auto-text-indent="false">
        <style:tab-stops>
          <style:tab-stop style:position="6.502cm"/>
          <style:tab-stop style:position="8.003cm"/>
          <style:tab-stop style:position="19.503cm" style:type="right"/>
        </style:tab-stops>
      </style:paragraph-properties>
      <style:text-properties fo:color="#0070c0" fo:language="de" fo:country="CH"/>
    </style:style>
    <style:style style:name="MT1" style:family="text">
      <style:text-properties fo:language="de" fo:country="CH" style:language-asian="de" style:country-asian="CH"/>
    </style:style>
    <style:style style:name="MT2" style:family="text">
      <style:text-properties fo:color="#0070c0" fo:language="de" fo:country="CH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draw:stroke="solid" svg:stroke-width="0.026cm" svg:stroke-color="#8db3e2" svg:stroke-opacity="100%" draw:stroke-linejoin="round" draw:fill="none" fo:padding-top="-0.02cm" fo:padding-bottom="-0.02cm" fo:padding-left="-0.02cm" fo:padding-right="-0.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1cm" fo:margin-bottom="0.247cm" fo:margin-left="1.801cm" fo:margin-right="0.836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687cm" fo:margin-left="0cm" fo:margin-right="0cm" fo:margin-bottom="0cm" style:dynamic-spacing="true"/>
      </style:header-style>
      <style:footer-style>
        <style:header-footer-properties fo:min-height="1.33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Bild 3" text:anchor-type="paragraph" svg:x="-1.27cm" svg:y="-0.404cm" svg:width="21.273cm" style:rel-width="scale" svg:height="3.838cm" style:rel-height="scale" draw:z-index="1"><draw:image xlink:href="Pictures/100000000000052D000000EE9FCA013B.png" xlink:type="simple" xlink:show="embed" xlink:actuate="onLoad"/></draw:frame><text:span text:style-name="Absatz-Standardschriftart"><text:span text:style-name="MT1"/></text:span></text:p>
      </style:header>
      <style:footer>
        <text:p text:style-name="MP1"><draw:connector text:anchor-type="paragraph" draw:z-index="0" draw:name="AutoShape 2" draw:style-name="Mgr1" draw:type="line" svg:x1="-0.475cm" svg:y1="-0.147cm" svg:x2="19.022cm" svg:y2="-0.145cm" svg:d="M-476-148l19498 2"><text:p/></draw:connector><text:span text:style-name="Absatz-Standardschriftart"><text:span text:style-name="MT2">Bankstrasse 20</text:span></text:span><text:span text:style-name="Absatz-Standardschriftart"><text:span text:style-name="MT2"><text:tab/>Telefon </text:span></text:span><text:span text:style-name="Absatz-Standardschriftart"><text:span text:style-name="MT2"><text:tab/>0</text:span></text:span><text:span text:style-name="Absatz-Standardschriftart"><text:span text:style-name="MT2">52 260 57 00</text:span></text:span><text:span text:style-name="Absatz-Standardschriftart"><text:span text:style-name="MT2"> / 0800 440 00</text:span></text:span><text:span text:style-name="Absatz-Standardschriftart"><text:span text:style-name="MT2">4</text:span></text:span><text:span text:style-name="Absatz-Standardschriftart"><text:span text:style-name="MT2"><text:tab/>winterthur</text:span></text:span><text:span text:style-name="Absatz-Standardschriftart"><text:span text:style-name="MT2">@rodiag.ch</text:span></text:span></text:p>
        <text:p text:style-name="MP2">8400 Winterthur<text:tab/>Fax <text:s text:c="8"/><text:tab/>052 260 57 09 / 0800 990 104<text:tab/>www.rodiag.ch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Emil Friedauer</meta:initial-creator>
    <meta:creation-date>2016-12-12T10:46:00Z</meta:creation-date>
    <dc:date>2016-12-12T12:01:35.27</dc:date>
    <meta:print-date>2009-12-17T11:16:00Z</meta:print-date>
    <meta:editing-cycles>3</meta:editing-cycles>
    <meta:editing-duration>PT8M9S</meta:editing-duration>
    <meta:document-statistic meta:table-count="0" meta:image-count="1" meta:object-count="0" meta:page-count="1" meta:paragraph-count="33" meta:word-count="203" meta:character-count="2005"/>
    <meta:template xlink:type="simple" xlink:actuate="onRequest" xlink:title="" xlink:href="Normal.dotm"/>
  </office:meta>
</office:document-meta>
</file>